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Cursor" svg:font-family="TeXGyreCursor" style:font-family-generic="modern" style:font-pitch="fixed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uadratic Regression</text:p>
      <text:p text:style-name="Subtitle">College Algebra</text:p>
      <text:h text:style-name="Heading_20_1" text:outline-level="1">Main Ideas</text:h>
      <text:list text:style-name="L1">
        <text:list-item>
          <text:p text:style-name="P1">Quadratic regression is very similar to linear regression and exponential regression.</text:p>
        </text:list-item>
        <text:list-item>
          <text:p text:style-name="P1">Almost all the calculator steps are the same.</text:p>
        </text:list-item>
        <text:list-item>
          <text:p text:style-name="P1">The followup questions are the same from other sections of the Quadratic Functions unit.</text:p>
        </text:list-item>
      </text:list>
      <text:h text:style-name="Heading_20_1" text:outline-level="1">Quadratic Regression</text:h>
      <text:h text:style-name="Heading_20_2" text:outline-level="2">How To – Quadratic Regression on a TI Graphing Calculator</text:h>
      <text:p text:style-name="Text_20_body">To perform quadratic regression on a TI graphing calculator:</text:p>
      <text:list text:style-name="L2">
        <text:list-item>
          <text:p text:style-name="P2">Type “STAT” and go to “1:Edit…”.</text:p>
        </text:list-item>
        <text:list-item>
          <text:p text:style-name="P2">Enter the values of the independent variable in “L1” and the matching values of the dependent variable in “L2”.</text:p>
        </text:list-item>
        <text:list-item>
          <text:p text:style-name="P2">Type “STAT”, go right to “CALC”, and go to “5:QuadReg”.</text:p>
        </text:list-item>
        <text:list-item>
          <text:p text:style-name="P2">Depending on your calculator, type “ENTER” if you see QuadReg on the home screen or go down to “CALCULATE” if you have a menu.</text:p>
        </text:list-item>
      </text:list>
      <text:h text:style-name="Heading_20_2" text:outline-level="2">How To – Access the Most Recent Regression Equation</text:h>
      <text:p text:style-name="Text_20_body">To access the most recent regression equation:</text:p>
      <text:list text:style-name="L3">
        <text:list-item>
          <text:p text:style-name="P3">Type “VARS” and go down to “5:Statistics…”.</text:p>
        </text:list-item>
        <text:list-item>
          <text:p text:style-name="P3">Go right to “EQ”.</text:p>
        </text:list-item>
        <text:list-item>
          <text:p text:style-name="P3">Go to “1:RegEQ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Cursor" svg:font-family="TeXGyreCursor" style:font-family-generic="modern" style:font-pitch="fixed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13:06:54.776000000</meta:creation-date>
    <meta:editing-duration>PT6M14S</meta:editing-duration>
    <meta:editing-cycles>5</meta:editing-cycles>
    <meta:generator>LibreOffice/24.8.2.1$Windows_x86 LibreOffice_project/0f794b6e29741098670a3b95d60478a65d05ef13</meta:generator>
    <dc:date>2024-11-18T14:11:28.009000000</dc:date>
    <dc:title>Quadratic Regression - Quick Start</dc:title>
    <meta:document-statistic meta:table-count="0" meta:image-count="0" meta:object-count="0" meta:page-count="1" meta:paragraph-count="18" meta:word-count="157" meta:character-count="914" meta:non-whitespace-character-count="783"/>
    <meta:template xlink:type="simple" xlink:actuate="onRequest" xlink:title="Math Worksheet" xlink:href="../../../../../Desktop/PortableApps/LibreOfficePortable/Data/settings/user/template/Math%20Worksheet.ott" meta:date="2024-11-18T13:06:54.608000000"/>
  </office:meta>
</office:document-meta>
</file>